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>
      <style:paragraph-properties fo:margin-top="0in" fo:margin-bottom="0in" loext:contextual-spacing="false"/>
    </style:style>
    <style:style style:name="P5" style:family="paragraph" style:parent-style-name="Text_20_body" style:list-style-name="L1">
      <style:paragraph-properties fo:margin-top="0in" fo:margin-bottom="0in" loext:contextual-spacing="false"/>
    </style:style>
    <style:style style:name="P6" style:family="paragraph" style:parent-style-name="Text_20_body" style:list-style-name="L2">
      <style:paragraph-properties fo:margin-top="0in" fo:margin-bottom="0in" loext:contextual-spacing="false"/>
    </style:style>
    <style:style style:name="P7" style:family="paragraph" style:parent-style-name="Text_20_body" style:list-style-name="L3">
      <style:paragraph-properties fo:margin-top="0in" fo:margin-bottom="0in" loext:contextual-spacing="false"/>
    </style:style>
    <style:style style:name="T1" style:family="text">
      <style:text-properties fo:font-style="italic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 text:name="Musical_acts"/>Musical acts</text:h>
      <text:p text:style-name="Text_20_body">Austin Musicians:</text:p>
      <text:list xml:id="list4003465626608955697" text:style-name="L1">
        <text:list-item>
          <text:p text:style-name="P5"><text:a xlink:type="simple" xlink:href="https://en.wikipedia.org/wiki/The_Alice_Rose" text:style-name="Internet_20_link" text:visited-style-name="Visited_20_Internet_20_Link">The Alice Rose</text:a> </text:p>
        </text:list-item>
        <text:list-item>
          <text:p text:style-name="P5"><text:a xlink:type="simple" xlink:href="https://en.wikipedia.org/wiki/Alpha_Rev" text:style-name="Internet_20_link" text:visited-style-name="Visited_20_Internet_20_Link">Alpha Rev</text:a> </text:p>
        </text:list-item>
        <text:list-item>
          <text:p text:style-name="P5"><text:a xlink:type="simple" xlink:href="https://en.wikipedia.org/wiki/Alan_Haynes" text:style-name="Internet_20_link" text:visited-style-name="Visited_20_Internet_20_Link">Alan Haynes</text:a> </text:p>
        </text:list-item>
        <text:list-item>
          <text:p text:style-name="P5"><text:a xlink:type="simple" xlink:href="https://en.wikipedia.org/wiki/The_American_Analog_Set" text:style-name="Internet_20_link" text:visited-style-name="Visited_20_Internet_20_Link">The American Analog Set</text:a> </text:p>
        </text:list-item>
        <text:list-item>
          <text:p text:style-name="P5"><text:a xlink:type="simple" xlink:href="https://en.wikipedia.org/wiki/…And_You_Will_Know_Us_by_the_Trail_of_Dead" text:style-name="Internet_20_link" text:visited-style-name="Visited_20_Internet_20_Link">…And You Will Know Us by the Trail of Dead</text:a> </text:p>
        </text:list-item>
        <text:list-item>
          <text:p text:style-name="P5"><text:a xlink:type="simple" xlink:href="https://en.wikipedia.org/wiki/Arc_Angels" text:style-name="Internet_20_link" text:visited-style-name="Visited_20_Internet_20_Link">Arc Angels</text:a> </text:p>
        </text:list-item>
        <text:list-item>
          <text:p text:style-name="P5"><text:a xlink:type="simple" xlink:href="https://en.wikipedia.org/wiki/ArcAttack" text:style-name="Internet_20_link" text:visited-style-name="Visited_20_Internet_20_Link">ArcAttack</text:a> </text:p>
        </text:list-item>
        <text:list-item>
          <text:p text:style-name="P5"><text:a xlink:type="simple" xlink:href="https://en.wikipedia.org/wiki/Asylum_Street_Spankers" text:style-name="Internet_20_link" text:visited-style-name="Visited_20_Internet_20_Link">Asylum Street Spankers</text:a> </text:p>
        </text:list-item>
        <text:list-item>
          <text:p text:style-name="P5"><text:a xlink:type="simple" xlink:href="https://en.wikipedia.org/wiki/Austin_Lounge_Lizards" text:style-name="Internet_20_link" text:visited-style-name="Visited_20_Internet_20_Link">Austin Lounge Lizards</text:a> </text:p>
        </text:list-item>
        <text:list-item>
          <text:p text:style-name="P5"><text:a xlink:type="simple" xlink:href="https://en.wikipedia.org/wiki/Averse_Sefira" text:style-name="Internet_20_link" text:visited-style-name="Visited_20_Internet_20_Link">Averse Sefira</text:a> </text:p>
        </text:list-item>
        <text:list-item>
          <text:p text:style-name="P5"><text:a xlink:type="simple" xlink:href="https://en.wikipedia.org/wiki/Balcones_Fault_%28band%29" text:style-name="Internet_20_link" text:visited-style-name="Visited_20_Internet_20_Link">Balcones Fault</text:a> </text:p>
        </text:list-item>
        <text:list-item>
          <text:p text:style-name="P5"><text:a xlink:type="simple" xlink:href="https://en.wikipedia.org/wiki/Marcia_Ball" text:style-name="Internet_20_link" text:visited-style-name="Visited_20_Internet_20_Link">Marcia Ball</text:a> </text:p>
        </text:list-item>
        <text:list-item>
          <text:p text:style-name="P5"><text:a xlink:type="simple" xlink:href="https://en.wikipedia.org/wiki/Balmorhea_%28band%29" text:style-name="Internet_20_link" text:visited-style-name="Visited_20_Internet_20_Link">Balmorhea</text:a> </text:p>
        </text:list-item>
        <text:list-item>
          <text:p text:style-name="P5"><text:a xlink:type="simple" xlink:href="https://en.wikipedia.org/wiki/Band_of_Heathens" text:style-name="Internet_20_link" text:visited-style-name="Visited_20_Internet_20_Link">Band of Heathens</text:a> </text:p>
        </text:list-item>
        <text:list-item>
          <text:p text:style-name="P5"><text:a xlink:type="simple" xlink:href="https://en.wikipedia.org/wiki/Carpetbagger_%28band%29" text:style-name="Internet_20_link" text:visited-style-name="Visited_20_Internet_20_Link">Carpetbagger</text:a> </text:p>
        </text:list-item>
        <text:list-item>
          <text:p text:style-name="P5"><text:a xlink:type="simple" xlink:href="https://en.wikipedia.org/wiki/Lou_Ann_Barton" text:style-name="Internet_20_link" text:visited-style-name="Visited_20_Internet_20_Link">Lou Ann Barton</text:a> </text:p>
        </text:list-item>
        <text:list-item>
          <text:p text:style-name="P5"><text:a xlink:type="simple" xlink:href="https://en.wikipedia.org/wiki/Best_Fwends" text:style-name="Internet_20_link" text:visited-style-name="Visited_20_Internet_20_Link">Best Fwends</text:a> </text:p>
        </text:list-item>
        <text:list-item>
          <text:p text:style-name="P5"><text:a xlink:type="simple" xlink:href="https://en.wikipedia.org/wiki/Big_Boys_%28band%29" text:style-name="Internet_20_link" text:visited-style-name="Visited_20_Internet_20_Link">Big Boys</text:a> </text:p>
        </text:list-item>
        <text:list-item>
          <text:p text:style-name="P5"><text:a xlink:type="simple" xlink:href="https://en.wikipedia.org/wiki/The_Black_and_White_Years" text:style-name="Internet_20_link" text:visited-style-name="Visited_20_Internet_20_Link">The Black and White Years</text:a> </text:p>
        </text:list-item>
        <text:list-item>
          <text:p text:style-name="P5"><text:a xlink:type="simple" xlink:href="https://en.wikipedia.org/wiki/The_Black_Angels_%28band%29" text:style-name="Internet_20_link" text:visited-style-name="Visited_20_Internet_20_Link">The Black Angels</text:a> </text:p>
        </text:list-item>
        <text:list-item>
          <text:p text:style-name="P5"><text:a xlink:type="simple" xlink:href="https://en.wikipedia.org/wiki/The_Boxing_Lesson" text:style-name="Internet_20_link" text:visited-style-name="Visited_20_Internet_20_Link">The Boxing Lesson</text:a> </text:p>
        </text:list-item>
        <text:list-item>
          <text:p text:style-name="P5"><text:a xlink:type="simple" xlink:href="https://en.wikipedia.org/wiki/Blue_Cartoon" text:style-name="Internet_20_link" text:visited-style-name="Visited_20_Internet_20_Link">Blue Cartoon</text:a> </text:p>
        </text:list-item>
        <text:list-item>
          <text:p text:style-name="P5"><text:a xlink:type="simple" xlink:href="https://en.wikipedia.org/wiki/Blue_October" text:style-name="Internet_20_link" text:visited-style-name="Visited_20_Internet_20_Link">Blue October</text:a> </text:p>
        </text:list-item>
        <text:list-item>
          <text:p text:style-name="P5"><text:a xlink:type="simple" xlink:href="https://en.wikipedia.org/wiki/Maya_Bond" text:style-name="Internet_20_link" text:visited-style-name="Visited_20_Internet_20_Link">Maya Bond</text:a> </text:p>
        </text:list-item>
        <text:list-item>
          <text:p text:style-name="P5"><text:a xlink:type="simple" xlink:href="https://en.wikipedia.org/wiki/The_Bright_Light_Social_Hour" text:style-name="Internet_20_link" text:visited-style-name="Visited_20_Internet_20_Link">The Bright Light Social Hour</text:a> </text:p>
        </text:list-item>
        <text:list-item>
          <text:p text:style-name="P5"><text:a xlink:type="simple" xlink:href="https://en.wikipedia.org/wiki/Brobdingnagian_Bards" text:style-name="Internet_20_link" text:visited-style-name="Visited_20_Internet_20_Link">Brobdingnagian Bards</text:a> </text:p>
        </text:list-item>
        <text:list-item>
          <text:p text:style-name="P5"><text:a xlink:type="simple" xlink:href="https://en.wikipedia.org/wiki/Doyle_Bramhall_II" text:style-name="Internet_20_link" text:visited-style-name="Visited_20_Internet_20_Link">Doyle Bramhall II</text:a> </text:p>
        </text:list-item>
        <text:list-item>
          <text:p text:style-name="P5"><text:a xlink:type="simple" xlink:href="https://en.wikipedia.org/wiki/Butthole_Surfers" text:style-name="Internet_20_link" text:visited-style-name="Visited_20_Internet_20_Link">Butthole Surfers</text:a> </text:p>
        </text:list-item>
        <text:list-item>
          <text:p text:style-name="P5"><text:a xlink:type="simple" xlink:href="https://en.wikipedia.org/wiki/Ray_Campi" text:style-name="Internet_20_link" text:visited-style-name="Visited_20_Internet_20_Link">Ray Campi</text:a> </text:p>
        </text:list-item>
        <text:list-item>
          <text:p text:style-name="P5"><text:a xlink:type="simple" xlink:href="https://en.wikipedia.org/wiki/Canvas_%28band%29" text:style-name="Internet_20_link" text:visited-style-name="Visited_20_Internet_20_Link">Canvas</text:a> </text:p>
        </text:list-item>
        <text:list-item>
          <text:p text:style-name="P5"><text:a xlink:type="simple" xlink:href="https://en.wikipedia.org/wiki/Cindy_Cashdollar" text:style-name="Internet_20_link" text:visited-style-name="Visited_20_Internet_20_Link">Cindy Cashdollar</text:a> </text:p>
        </text:list-item>
        <text:list-item>
          <text:p text:style-name="P5"><text:a xlink:type="simple" xlink:href="https://en.wikipedia.org/wiki/Chingon_%28band%29" text:style-name="Internet_20_link" text:visited-style-name="Visited_20_Internet_20_Link">Chingon</text:a> </text:p>
        </text:list-item>
        <text:list-item>
          <text:p text:style-name="P5"><text:a xlink:type="simple" xlink:href="https://en.wikipedia.org/wiki/Courtyard_hounds" text:style-name="Internet_20_link" text:visited-style-name="Visited_20_Internet_20_Link">Courtyard hounds</text:a> </text:p>
        </text:list-item>
        <text:list-item>
          <text:p text:style-name="P5"><text:a xlink:type="simple" xlink:href="https://en.wikipedia.org/wiki/Gary_Clark,_Jr." text:style-name="Internet_20_link" text:visited-style-name="Visited_20_Internet_20_Link">Gary Clark, Jr.</text:a> </text:p>
        </text:list-item>
        <text:list-item>
          <text:p text:style-name="P5"><text:soft-page-break/><text:a xlink:type="simple" xlink:href="https://en.wikipedia.org/wiki/Lakrea_Clark" text:style-name="Internet_20_link" text:visited-style-name="Visited_20_Internet_20_Link">Lakrea Clark</text:a> </text:p>
        </text:list-item>
        <text:list-item>
          <text:p text:style-name="P5"><text:a xlink:type="simple" xlink:href="https://en.wikipedia.org/wiki/W._C._Clark" text:style-name="Internet_20_link" text:visited-style-name="Visited_20_Internet_20_Link">W. C. Clark</text:a> </text:p>
        </text:list-item>
        <text:list-item>
          <text:p text:style-name="P5"><text:a xlink:type="simple" xlink:href="https://en.wikipedia.org/wiki/Slaid_Cleaves" text:style-name="Internet_20_link" text:visited-style-name="Visited_20_Internet_20_Link">Slaid Cleaves</text:a> </text:p>
        </text:list-item>
        <text:list-item>
          <text:p text:style-name="P5"><text:a xlink:type="simple" xlink:href="https://en.wikipedia.org/wiki/Shawn_Colvin" text:style-name="Internet_20_link" text:visited-style-name="Visited_20_Internet_20_Link">Shawn Colvin</text:a> </text:p>
        </text:list-item>
        <text:list-item>
          <text:p text:style-name="P5"><text:a xlink:type="simple" xlink:href="https://en.wikipedia.org/wiki/Court_Yard_Hounds" text:style-name="Internet_20_link" text:visited-style-name="Visited_20_Internet_20_Link">Court Yard Hounds</text:a> </text:p>
        </text:list-item>
        <text:list-item>
          <text:p text:style-name="P5"><text:a xlink:type="simple" xlink:href="https://en.wikipedia.org/wiki/Kacy_Crowley" text:style-name="Internet_20_link" text:visited-style-name="Visited_20_Internet_20_Link">Kacy Crowley</text:a> </text:p>
        </text:list-item>
        <text:list-item>
          <text:p text:style-name="P5"><text:a xlink:type="simple" xlink:href="https://en.wikipedia.org/wiki/Dax_Riggs" text:style-name="Internet_20_link" text:visited-style-name="Visited_20_Internet_20_Link">Dax Riggs</text:a> </text:p>
        </text:list-item>
        <text:list-item>
          <text:p text:style-name="P5"><text:a xlink:type="simple" xlink:href="https://en.wikipedia.org/wiki/Dangerous_Toys" text:style-name="Internet_20_link" text:visited-style-name="Visited_20_Internet_20_Link">Dangerous Toys</text:a> </text:p>
        </text:list-item>
        <text:list-item>
          <text:p text:style-name="P5"><text:a xlink:type="simple" xlink:href="https://en.wikipedia.org/wiki/Death_is_not_a_joyride" text:style-name="Internet_20_link" text:visited-style-name="Visited_20_Internet_20_Link">Death is not a joyride</text:a> </text:p>
        </text:list-item>
        <text:list-item>
          <text:p text:style-name="P5"><text:a xlink:type="simple" xlink:href="https://en.wikipedia.org/wiki/Del_Castillo" text:style-name="Internet_20_link" text:visited-style-name="Visited_20_Internet_20_Link">Del Castillo</text:a> </text:p>
        </text:list-item>
        <text:list-item>
          <text:p text:style-name="P5"><text:a xlink:type="simple" xlink:href="https://en.wikipedia.org/wiki/Dexter_Freebish" text:style-name="Internet_20_link" text:visited-style-name="Visited_20_Internet_20_Link">Dexter Freebish</text:a> </text:p>
        </text:list-item>
        <text:list-item>
          <text:p text:style-name="P5"><text:a xlink:type="simple" xlink:href="https://en.wikipedia.org/wiki/The_Dicks" text:style-name="Internet_20_link" text:visited-style-name="Visited_20_Internet_20_Link">The Dicks</text:a> </text:p>
        </text:list-item>
        <text:list-item>
          <text:p text:style-name="P5"><text:a xlink:type="simple" xlink:href="https://en.wikipedia.org/wiki/The_Dixie_Chicks" text:style-name="Internet_20_link" text:visited-style-name="Visited_20_Internet_20_Link">The Dixie Chicks</text:a> </text:p>
        </text:list-item>
        <text:list-item>
          <text:p text:style-name="P5"><text:a xlink:type="simple" xlink:href="https://en.wikipedia.org/wiki/The_Eastern_Sea" text:style-name="Internet_20_link" text:visited-style-name="Visited_20_Internet_20_Link">The Eastern Sea</text:a> </text:p>
        </text:list-item>
        <text:list-item>
          <text:p text:style-name="P5"><text:a xlink:type="simple" xlink:href="https://en.wikipedia.org/wiki/Electric_Touch_%28band%29" text:style-name="Internet_20_link" text:visited-style-name="Visited_20_Internet_20_Link">Electric Touch</text:a> </text:p>
        </text:list-item>
        <text:list-item>
          <text:p text:style-name="P5"><text:a xlink:type="simple" xlink:href="https://en.wikipedia.org/wiki/Joe_Ely" text:style-name="Internet_20_link" text:visited-style-name="Visited_20_Internet_20_Link">Joe Ely</text:a> </text:p>
        </text:list-item>
        <text:list-item>
          <text:p text:style-name="P5"><text:a xlink:type="simple" xlink:href="https://en.wikipedia.org/wiki/Alejandro_Escovedo" text:style-name="Internet_20_link" text:visited-style-name="Visited_20_Internet_20_Link">Alejandro Escovedo</text:a> </text:p>
        </text:list-item>
        <text:list-item>
          <text:p text:style-name="P5"><text:a xlink:type="simple" xlink:href="https://en.wikipedia.org/wiki/Esther%27s_Follies" text:style-name="Internet_20_link" text:visited-style-name="Visited_20_Internet_20_Link">Esther's Follies</text:a> </text:p>
        </text:list-item>
        <text:list-item>
          <text:p text:style-name="P5"><text:a xlink:type="simple" xlink:href="https://en.wikipedia.org/wiki/Explosions_in_the_Sky" text:style-name="Internet_20_link" text:visited-style-name="Visited_20_Internet_20_Link">Explosions in the Sky</text:a> </text:p>
        </text:list-item>
        <text:list-item>
          <text:p text:style-name="P5"><text:a xlink:type="simple" xlink:href="https://en.wikipedia.org/wiki/Dickins" text:style-name="Internet_20_link" text:visited-style-name="Visited_20_Internet_20_Link">Dickins</text:a> </text:p>
        </text:list-item>
        <text:list-item>
          <text:p text:style-name="P5"><text:a xlink:type="simple" xlink:href="https://en.wikipedia.org/wiki/The_Fabulous_Thunderbirds" text:style-name="Internet_20_link" text:visited-style-name="Visited_20_Internet_20_Link">The Fabulous Thunderbirds</text:a> </text:p>
        </text:list-item>
        <text:list-item>
          <text:p text:style-name="P5"><text:a xlink:type="simple" xlink:href="https://en.wikipedia.org/wiki/Music_of_Texas#Fort_Worth" text:style-name="Internet_20_link" text:visited-style-name="Visited_20_Internet_20_Link">David Persons</text:a> </text:p>
        </text:list-item>
        <text:list-item>
          <text:p text:style-name="P5"><text:a xlink:type="simple" xlink:href="https://en.wikipedia.org/wiki/Fastball_%28band%29" text:style-name="Internet_20_link" text:visited-style-name="Visited_20_Internet_20_Link">Fastball</text:a> </text:p>
        </text:list-item>
        <text:list-item>
          <text:p text:style-name="P5"><text:a xlink:type="simple" xlink:href="https://en.wikipedia.org/wiki/Feathers_%28American_band%29" text:style-name="Internet_20_link" text:visited-style-name="Visited_20_Internet_20_Link">Feathers</text:a> </text:p>
        </text:list-item>
        <text:list-item>
          <text:p text:style-name="P5"><text:a xlink:type="simple" xlink:href="https://en.wikipedia.org/wiki/Rosie_Flores" text:style-name="Internet_20_link" text:visited-style-name="Visited_20_Internet_20_Link">Rosie Flores</text:a> </text:p>
        </text:list-item>
        <text:list-item>
          <text:p text:style-name="P5"><text:a xlink:type="simple" xlink:href="https://en.wikipedia.org/wiki/Michael_Fracasso" text:style-name="Internet_20_link" text:visited-style-name="Visited_20_Internet_20_Link">Michael Fracasso</text:a> </text:p>
        </text:list-item>
        <text:list-item>
          <text:p text:style-name="P5"><text:a xlink:type="simple" xlink:href="https://en.wikipedia.org/wiki/Max_Frost" text:style-name="Internet_20_link" text:visited-style-name="Visited_20_Internet_20_Link">Max Frost</text:a> </text:p>
        </text:list-item>
        <text:list-item>
          <text:p text:style-name="P5"><text:a xlink:type="simple" xlink:href="https://en.wikipedia.org/wiki/Full_Service_%28band%29" text:style-name="Internet_20_link" text:visited-style-name="Visited_20_Internet_20_Link">Full Service</text:a> </text:p>
        </text:list-item>
        <text:list-item>
          <text:p text:style-name="P5"><text:a xlink:type="simple" xlink:href="https://en.wikipedia.org/wiki/Future_Clouds_and_Radar" text:style-name="Internet_20_link" text:visited-style-name="Visited_20_Internet_20_Link">Future Clouds and Radar</text:a> </text:p>
        </text:list-item>
        <text:list-item>
          <text:p text:style-name="P5"><text:a xlink:type="simple" xlink:href="https://en.wikipedia.org/wiki/Davíd_Garza" text:style-name="Internet_20_link" text:visited-style-name="Visited_20_Internet_20_Link">Davíd Garza</text:a> </text:p>
        </text:list-item>
        <text:list-item>
          <text:p text:style-name="P5"><text:a xlink:type="simple" xlink:href="https://en.wikipedia.org/wiki/Larry_Gatlin" text:style-name="Internet_20_link" text:visited-style-name="Visited_20_Internet_20_Link">Larry Gatlin</text:a> </text:p>
        </text:list-item>
        <text:list-item>
          <text:p text:style-name="P5"><text:a xlink:type="simple" xlink:href="https://en.wikipedia.org/wiki/Ghostland_Observatory" text:style-name="Internet_20_link" text:visited-style-name="Visited_20_Internet_20_Link">Ghostland Observatory</text:a> </text:p>
        </text:list-item>
        <text:list-item>
          <text:p text:style-name="P5"><text:a xlink:type="simple" xlink:href="https://en.wikipedia.org/wiki/Eliza_Gilkyson" text:style-name="Internet_20_link" text:visited-style-name="Visited_20_Internet_20_Link">Eliza Gilkyson</text:a> </text:p>
        </text:list-item>
        <text:list-item>
          <text:p text:style-name="P5"><text:a xlink:type="simple" xlink:href="https://en.wikipedia.org/wiki/Jimmie_Dale_Gilmore" text:style-name="Internet_20_link" text:visited-style-name="Visited_20_Internet_20_Link">Jimmie Dale Gilmore</text:a> </text:p>
        </text:list-item>
        <text:list-item>
          <text:p text:style-name="P5"><text:a xlink:type="simple" xlink:href="https://en.wikipedia.org/wiki/Golden_Arm_Trio" text:style-name="Internet_20_link" text:visited-style-name="Visited_20_Internet_20_Link">Golden Arm Trio</text:a> </text:p>
        </text:list-item>
        <text:list-item>
          <text:p text:style-name="P5"><text:a xlink:type="simple" xlink:href="https://en.wikipedia.org/wiki/The_Gourds" text:style-name="Internet_20_link" text:visited-style-name="Visited_20_Internet_20_Link">The Gourds</text:a> </text:p>
        </text:list-item>
        <text:list-item>
          <text:p text:style-name="P5"><text:a xlink:type="simple" xlink:href="https://en.wikipedia.org/wiki/Govinda" text:style-name="Internet_20_link" text:visited-style-name="Visited_20_Internet_20_Link">Govinda</text:a> </text:p>
        </text:list-item>
        <text:list-item>
          <text:p text:style-name="P5"><text:a xlink:type="simple" xlink:href="https://en.wikipedia.org/wiki/Slim_Richey" text:style-name="Internet_20_link" text:visited-style-name="Visited_20_Internet_20_Link">Slim Richey</text:a>'s <text:a xlink:type="simple" xlink:href="https://en.wikipedia.org/wiki/Jitterbug_Vipers" text:style-name="Internet_20_link" text:visited-style-name="Visited_20_Internet_20_Link">Jitterbug Vipers</text:a> </text:p>
        </text:list-item>
        <text:list-item>
          <text:p text:style-name="P5"><text:soft-page-break/><text:a xlink:type="simple" xlink:href="https://en.wikipedia.org/wiki/Jon_Dee_Graham" text:style-name="Internet_20_link" text:visited-style-name="Visited_20_Internet_20_Link">Jon Dee Graham</text:a> </text:p>
        </text:list-item>
        <text:list-item>
          <text:p text:style-name="P5"><text:a xlink:type="simple" xlink:href="https://en.wikipedia.org/wiki/Patty_Griffin" text:style-name="Internet_20_link" text:visited-style-name="Visited_20_Internet_20_Link">Patty Griffin</text:a> </text:p>
        </text:list-item>
        <text:list-item>
          <text:p text:style-name="P5"><text:a xlink:type="simple" xlink:href="https://en.wikipedia.org/wiki/The_Pictures" text:style-name="Internet_20_link" text:visited-style-name="Visited_20_Internet_20_Link">The Pictures</text:a> </text:p>
        </text:list-item>
        <text:list-item>
          <text:p text:style-name="P5"><text:a xlink:type="simple" xlink:href="https://en.wikipedia.org/wiki/Grupo_Fantasma_%28American_band%29" text:style-name="Internet_20_link" text:visited-style-name="Visited_20_Internet_20_Link">Grupo Fantasma</text:a> </text:p>
        </text:list-item>
        <text:list-item>
          <text:p text:style-name="P5"><text:a xlink:type="simple" xlink:href="https://en.wikipedia.org/wiki/Harlem" text:style-name="Internet_20_link" text:visited-style-name="Visited_20_Internet_20_Link">Harlem</text:a> </text:p>
        </text:list-item>
        <text:list-item>
          <text:p text:style-name="P5"><text:a xlink:type="simple" xlink:href="https://en.wikipedia.org/wiki/Roy_Heinrich" text:style-name="Internet_20_link" text:visited-style-name="Visited_20_Internet_20_Link">Roy Heinrich</text:a> </text:p>
        </text:list-item>
        <text:list-item>
          <text:p text:style-name="P5"><text:a xlink:type="simple" xlink:href="https://en.wikipedia.org/wiki/Tje_Austin" text:style-name="Internet_20_link" text:visited-style-name="Visited_20_Internet_20_Link">Tje Austin</text:a> </text:p>
        </text:list-item>
        <text:list-item>
          <text:p text:style-name="P5"><text:a xlink:type="simple" xlink:href="https://en.wikipedia.org/wiki/Terri_Hendrix" text:style-name="Internet_20_link" text:visited-style-name="Visited_20_Internet_20_Link">Terri Hendrix</text:a> </text:p>
        </text:list-item>
        <text:list-item>
          <text:p text:style-name="P5"><text:a xlink:type="simple" xlink:href="https://en.wikipedia.org/wiki/Sara_Hickman" text:style-name="Internet_20_link" text:visited-style-name="Visited_20_Internet_20_Link">Sara Hickman</text:a> </text:p>
        </text:list-item>
        <text:list-item>
          <text:p text:style-name="P5"><text:a xlink:type="simple" xlink:href="https://en.wikipedia.org/wiki/Tish_Hinojosa" text:style-name="Internet_20_link" text:visited-style-name="Visited_20_Internet_20_Link">Tish Hinojosa</text:a> </text:p>
        </text:list-item>
        <text:list-item>
          <text:p text:style-name="P5"><text:a xlink:type="simple" xlink:href="https://en.wikipedia.org/wiki/The_Hot_Club_of_Cowtown" text:style-name="Internet_20_link" text:visited-style-name="Visited_20_Internet_20_Link">The Hot Club of Cowtown</text:a> </text:p>
        </text:list-item>
        <text:list-item>
          <text:p text:style-name="P5"><text:a xlink:type="simple" xlink:href="https://en.wikipedia.org/wiki/I_Love_You_But_I%27ve_Chosen_Darkness" text:style-name="Internet_20_link" text:visited-style-name="Visited_20_Internet_20_Link">I Love You But I've Chosen Darkness</text:a> </text:p>
        </text:list-item>
        <text:list-item>
          <text:p text:style-name="P5"><text:a xlink:type="simple" xlink:href="https://en.wikipedia.org/wiki/Jack_Ingram" text:style-name="Internet_20_link" text:visited-style-name="Visited_20_Internet_20_Link">Jack Ingram</text:a> </text:p>
        </text:list-item>
        <text:list-item>
          <text:p text:style-name="P5"><text:a xlink:type="simple" xlink:href="https://en.wikipedia.org/wiki/Eric_Johnson" text:style-name="Internet_20_link" text:visited-style-name="Visited_20_Internet_20_Link">Eric Johnson</text:a> </text:p>
        </text:list-item>
        <text:list-item>
          <text:p text:style-name="P5"><text:a xlink:type="simple" xlink:href="https://en.wikipedia.org/wiki/Robert_Earl_Keen" text:style-name="Internet_20_link" text:visited-style-name="Visited_20_Internet_20_Link">Robert Earl Keen</text:a> </text:p>
        </text:list-item>
        <text:list-item>
          <text:p text:style-name="P5"><text:a xlink:type="simple" xlink:href="https://en.wikipedia.org/wiki/Ben_Kweller" text:style-name="Internet_20_link" text:visited-style-name="Visited_20_Internet_20_Link">Ben Kweller</text:a> </text:p>
        </text:list-item>
        <text:list-item>
          <text:p text:style-name="P5"><text:a xlink:type="simple" xlink:href="https://en.wikipedia.org/wiki/Jimmy_LaFave" text:style-name="Internet_20_link" text:visited-style-name="Visited_20_Internet_20_Link">Jimmy LaFave</text:a> </text:p>
        </text:list-item>
        <text:list-item>
          <text:p text:style-name="P5"><text:a xlink:type="simple" xlink:href="https://en.wikipedia.org/wiki/The_Lovely_Sparrows" text:style-name="Internet_20_link" text:visited-style-name="Visited_20_Internet_20_Link">The Lovely Sparrows</text:a> </text:p>
        </text:list-item>
        <text:list-item>
          <text:p text:style-name="P5"><text:a xlink:type="simple" xlink:href="https://en.wikipedia.org/wiki/Lower_Class_Brats" text:style-name="Internet_20_link" text:visited-style-name="Visited_20_Internet_20_Link">Lower Class Brats</text:a> </text:p>
        </text:list-item>
        <text:list-item>
          <text:p text:style-name="P5"><text:a xlink:type="simple" xlink:href="https://en.wikipedia.org/wiki/The_Lucky_Strikes" text:style-name="Internet_20_link" text:visited-style-name="Visited_20_Internet_20_Link">The Lucky Strikes</text:a> </text:p>
        </text:list-item>
        <text:list-item>
          <text:p text:style-name="P5"><text:a xlink:type="simple" xlink:href="https://en.wikipedia.org/wiki/Lloyd_Maines" text:style-name="Internet_20_link" text:visited-style-name="Visited_20_Internet_20_Link">Lloyd Maines</text:a> </text:p>
        </text:list-item>
        <text:list-item>
          <text:p text:style-name="P5"><text:a xlink:type="simple" xlink:href="https://en.wikipedia.org/wiki/Julian_Mandrake" text:style-name="Internet_20_link" text:visited-style-name="Visited_20_Internet_20_Link">Julian Mandrake</text:a> </text:p>
        </text:list-item>
        <text:list-item>
          <text:p text:style-name="P5"><text:a xlink:type="simple" xlink:href="https://en.wikipedia.org/wiki/Matt_the_Electrician" text:style-name="Internet_20_link" text:visited-style-name="Visited_20_Internet_20_Link">Matt the Electrician</text:a> </text:p>
        </text:list-item>
        <text:list-item>
          <text:p text:style-name="P5"><text:a xlink:type="simple" xlink:href="https://en.wikipedia.org/wiki/James_McMurtry" text:style-name="Internet_20_link" text:visited-style-name="Visited_20_Internet_20_Link">James McMurtry</text:a> </text:p>
        </text:list-item>
        <text:list-item>
          <text:p text:style-name="P5"><text:a xlink:type="simple" xlink:href="https://en.wikipedia.org/wiki/MDC_%28band%29" text:style-name="Internet_20_link" text:visited-style-name="Visited_20_Internet_20_Link">MDC</text:a> </text:p>
        </text:list-item>
        <text:list-item>
          <text:p text:style-name="P5"><text:a xlink:type="simple" xlink:href="https://en.wikipedia.org/wiki/Mingo_Fishtrap" text:style-name="Internet_20_link" text:visited-style-name="Visited_20_Internet_20_Link">Mingo Fishtrap</text:a> </text:p>
        </text:list-item>
        <text:list-item>
          <text:p text:style-name="P5"><text:a xlink:type="simple" xlink:href="https://en.wikipedia.org/wiki/Monte_Montgomery" text:style-name="Internet_20_link" text:visited-style-name="Visited_20_Internet_20_Link">Monte Montgomery</text:a> </text:p>
        </text:list-item>
        <text:list-item>
          <text:p text:style-name="P5"><text:a xlink:type="simple" xlink:href="https://en.wikipedia.org/wiki/Mother_Falcon" text:style-name="Internet_20_link" text:visited-style-name="Visited_20_Internet_20_Link">Mother Falcon</text:a> </text:p>
        </text:list-item>
        <text:list-item>
          <text:p text:style-name="P5"><text:a xlink:type="simple" xlink:href="https://en.wikipedia.org/wiki/Abra_Moore" text:style-name="Internet_20_link" text:visited-style-name="Visited_20_Internet_20_Link">Abra Moore</text:a> </text:p>
        </text:list-item>
        <text:list-item>
          <text:p text:style-name="P5"><text:a xlink:type="simple" xlink:href="https://en.wikipedia.org/wiki/Ian_Moore_%28singer%29" text:style-name="Internet_20_link" text:visited-style-name="Visited_20_Internet_20_Link">Ian Moore</text:a> </text:p>
        </text:list-item>
        <text:list-item>
          <text:p text:style-name="P5"><text:a xlink:type="simple" xlink:href="https://en.wikipedia.org/wiki/Gurf_Morlix" text:style-name="Internet_20_link" text:visited-style-name="Visited_20_Internet_20_Link">Gurf Morlix</text:a> </text:p>
        </text:list-item>
        <text:list-item>
          <text:p text:style-name="P5"><text:a xlink:type="simple" xlink:href="https://en.wikipedia.org/wiki/Mothfight" text:style-name="Internet_20_link" text:visited-style-name="Visited_20_Internet_20_Link">Mothfight</text:a> </text:p>
        </text:list-item>
        <text:list-item>
          <text:p text:style-name="P5"><text:a xlink:type="simple" xlink:href="https://en.wikipedia.org/wiki/Trish_Murphy" text:style-name="Internet_20_link" text:visited-style-name="Visited_20_Internet_20_Link">Trish Murphy</text:a> </text:p>
        </text:list-item>
        <text:list-item>
          <text:p text:style-name="P5"><text:a xlink:type="simple" xlink:href="https://en.wikipedia.org/wiki/Willie_Nelson" text:style-name="Internet_20_link" text:visited-style-name="Visited_20_Internet_20_Link">Willie Nelson</text:a> </text:p>
        </text:list-item>
        <text:list-item>
          <text:p text:style-name="P5"><text:a xlink:type="simple" xlink:href="https://en.wikipedia.org/wiki/The_Nightowls" text:style-name="Internet_20_link" text:visited-style-name="Visited_20_Internet_20_Link">The Nightowls</text:a> </text:p>
        </text:list-item>
        <text:list-item>
          <text:p text:style-name="P5"><text:a xlink:type="simple" xlink:href="https://en.wikipedia.org/wiki/The_Noise_Revival_Orchestra" text:style-name="Internet_20_link" text:visited-style-name="Visited_20_Internet_20_Link">The Noise Revival Orchestra</text:a> </text:p>
        </text:list-item>
        <text:list-item>
          <text:p text:style-name="P5"><text:a xlink:type="simple" xlink:href="https://en.wikipedia.org/wiki/Matt_Noveskey" text:style-name="Internet_20_link" text:visited-style-name="Visited_20_Internet_20_Link">Matt Noveskey</text:a> </text:p>
        </text:list-item>
        <text:list-item>
          <text:p text:style-name="P5"><text:a xlink:type="simple" xlink:href="https://en.wikipedia.org/wiki/The_Octopus_Project" text:style-name="Internet_20_link" text:visited-style-name="Visited_20_Internet_20_Link">The Octopus Project</text:a> </text:p>
        </text:list-item>
        <text:list-item>
          <text:p text:style-name="P5"><text:soft-page-break/><text:a xlink:type="simple" xlink:href="https://en.wikipedia.org/wiki/The_Offenders" text:style-name="Internet_20_link" text:visited-style-name="Visited_20_Internet_20_Link">The Offenders</text:a> </text:p>
        </text:list-item>
        <text:list-item>
          <text:p text:style-name="P5"><text:a xlink:type="simple" xlink:href="https://en.wikipedia.org/wiki/Okkervil_River_%28band%29" text:style-name="Internet_20_link" text:visited-style-name="Visited_20_Internet_20_Link">Okkervil River</text:a> </text:p>
        </text:list-item>
        <text:list-item>
          <text:p text:style-name="P5"><text:a xlink:type="simple" xlink:href="https://en.wikipedia.org/wiki/One-Eyed_Doll" text:style-name="Internet_20_link" text:visited-style-name="Visited_20_Internet_20_Link">One-Eyed Doll</text:a> </text:p>
        </text:list-item>
        <text:list-item>
          <text:p text:style-name="P5"><text:a xlink:type="simple" xlink:href="https://en.wikipedia.org/wiki/Paul_Oscher" text:style-name="Internet_20_link" text:visited-style-name="Visited_20_Internet_20_Link">Paul Oscher</text:a> </text:p>
        </text:list-item>
        <text:list-item>
          <text:p text:style-name="P5"><text:a xlink:type="simple" xlink:href="https://en.wikipedia.org/wiki/Ephraim_Owens" text:style-name="Internet_20_link" text:visited-style-name="Visited_20_Internet_20_Link">Ephraim Owens</text:a> </text:p>
        </text:list-item>
        <text:list-item>
          <text:p text:style-name="P5"><text:a xlink:type="simple" xlink:href="https://en.wikipedia.org/wiki/Patrice_Pike" text:style-name="Internet_20_link" text:visited-style-name="Visited_20_Internet_20_Link">Patrice Pike</text:a> </text:p>
        </text:list-item>
        <text:list-item>
          <text:p text:style-name="P5"><text:a xlink:type="simple" xlink:href="https://en.wikipedia.org/w/index.php?title=Powderburn&amp;action=edit&amp;redlink=1" text:style-name="Internet_20_link" text:visited-style-name="Visited_20_Internet_20_Link">Powderburn</text:a> </text:p>
        </text:list-item>
        <text:list-item>
          <text:p text:style-name="P5"><text:a xlink:type="simple" xlink:href="https://en.wikipedia.org/wiki/Pong" text:style-name="Internet_20_link" text:visited-style-name="Visited_20_Internet_20_Link">Pong</text:a> </text:p>
        </text:list-item>
        <text:list-item>
          <text:p text:style-name="P5"><text:a xlink:type="simple" xlink:href="https://en.wikipedia.org/wiki/Toni_Price" text:style-name="Internet_20_link" text:visited-style-name="Visited_20_Internet_20_Link">Toni Price</text:a> </text:p>
        </text:list-item>
        <text:list-item>
          <text:p text:style-name="P5"><text:a xlink:type="simple" xlink:href="https://en.wikipedia.org/wiki/Pushmonkey" text:style-name="Internet_20_link" text:visited-style-name="Visited_20_Internet_20_Link">Pushmonkey</text:a> </text:p>
        </text:list-item>
        <text:list-item>
          <text:p text:style-name="P5"><text:a xlink:type="simple" xlink:href="https://en.wikipedia.org/wiki/Quiet_Company" text:style-name="Internet_20_link" text:visited-style-name="Visited_20_Internet_20_Link">Quiet Company</text:a> </text:p>
        </text:list-item>
        <text:list-item>
          <text:p text:style-name="P5"><text:a xlink:type="simple" xlink:href="https://en.wikipedia.org/wiki/Reckless_Kelly" text:style-name="Internet_20_link" text:visited-style-name="Visited_20_Internet_20_Link">Reckless Kelly</text:a> </text:p>
        </text:list-item>
        <text:list-item>
          <text:p text:style-name="P5"><text:a xlink:type="simple" xlink:href="https://en.wikipedia.org/wiki/Recover_%28band%29" text:style-name="Internet_20_link" text:visited-style-name="Visited_20_Internet_20_Link">Recover</text:a> </text:p>
        </text:list-item>
        <text:list-item>
          <text:p text:style-name="P5"><text:a xlink:type="simple" xlink:href="https://en.wikipedia.org/wiki/Redd_Volkaert" text:style-name="Internet_20_link" text:visited-style-name="Visited_20_Internet_20_Link">Redd Volkaert</text:a> </text:p>
        </text:list-item>
        <text:list-item>
          <text:p text:style-name="P5"><text:a xlink:type="simple" xlink:href="https://en.wikipedia.org/wiki/Luke_Redfield" text:style-name="Internet_20_link" text:visited-style-name="Visited_20_Internet_20_Link">Luke Redfield</text:a> </text:p>
        </text:list-item>
        <text:list-item>
          <text:p text:style-name="P5"><text:a xlink:type="simple" xlink:href="https://en.wikipedia.org/wiki/The_Reivers_%28band%29" text:style-name="Internet_20_link" text:visited-style-name="Visited_20_Internet_20_Link">The Reivers</text:a> </text:p>
        </text:list-item>
        <text:list-item>
          <text:p text:style-name="P5"><text:a xlink:type="simple" xlink:href="https://en.wikipedia.org/wiki/Riddlin%27_Kids" text:style-name="Internet_20_link" text:visited-style-name="Visited_20_Internet_20_Link">Riddlin' Kids</text:a> </text:p>
        </text:list-item>
        <text:list-item>
          <text:p text:style-name="P5"><text:a xlink:type="simple" xlink:href="https://en.wikipedia.org/wiki/Ringo_Deathstarr" text:style-name="Internet_20_link" text:visited-style-name="Visited_20_Internet_20_Link">Ringo Deathstarr</text:a> </text:p>
        </text:list-item>
        <text:list-item>
          <text:p text:style-name="P5"><text:a xlink:type="simple" xlink:href="https://en.wikipedia.org/wiki/Riverboat_Gamblers" text:style-name="Internet_20_link" text:visited-style-name="Visited_20_Internet_20_Link">Riverboat Gamblers</text:a> </text:p>
        </text:list-item>
        <text:list-item>
          <text:p text:style-name="P5"><text:a xlink:type="simple" xlink:href="https://en.wikipedia.org/wiki/The_Rocketboys" text:style-name="Internet_20_link" text:visited-style-name="Visited_20_Internet_20_Link">The Rocketboys</text:a> </text:p>
        </text:list-item>
        <text:list-item>
          <text:p text:style-name="P5"><text:a xlink:type="simple" xlink:href="https://en.wikipedia.org/wiki/Carrie_Rodriguez" text:style-name="Internet_20_link" text:visited-style-name="Visited_20_Internet_20_Link">Carrie Rodriguez</text:a> </text:p>
        </text:list-item>
        <text:list-item>
          <text:p text:style-name="P5"><text:a xlink:type="simple" xlink:href="https://en.wikipedia.org/wiki/Bruce_Robison" text:style-name="Internet_20_link" text:visited-style-name="Visited_20_Internet_20_Link">Bruce Robison</text:a> </text:p>
        </text:list-item>
        <text:list-item>
          <text:p text:style-name="P5"><text:a xlink:type="simple" xlink:href="https://en.wikipedia.org/wiki/Calvin_Russell_%28musician%29" text:style-name="Internet_20_link" text:visited-style-name="Visited_20_Internet_20_Link">Calvin Russell</text:a> </text:p>
        </text:list-item>
        <text:list-item>
          <text:p text:style-name="P5"><text:a xlink:type="simple" xlink:href="https://en.wikipedia.org/wiki/Bob_Schneider" text:style-name="Internet_20_link" text:visited-style-name="Visited_20_Internet_20_Link">Bob Schneider</text:a> </text:p>
        </text:list-item>
        <text:list-item>
          <text:p text:style-name="P5"><text:a xlink:type="simple" xlink:href="https://en.wikipedia.org/wiki/Charlie_Sexton" text:style-name="Internet_20_link" text:visited-style-name="Visited_20_Internet_20_Link">Charlie Sexton</text:a> </text:p>
        </text:list-item>
        <text:list-item>
          <text:p text:style-name="P5"><text:a xlink:type="simple" xlink:href="https://en.wikipedia.org/wiki/Shakey_Graves" text:style-name="Internet_20_link" text:visited-style-name="Visited_20_Internet_20_Link">Shakey Graves</text:a> </text:p>
        </text:list-item>
        <text:list-item>
          <text:p text:style-name="P5"><text:a xlink:type="simple" xlink:href="https://en.wikipedia.org/wiki/Shearwater_%28band%29" text:style-name="Internet_20_link" text:visited-style-name="Visited_20_Internet_20_Link">Shearwater</text:a> </text:p>
        </text:list-item>
        <text:list-item>
          <text:p text:style-name="P5"><text:a xlink:type="simple" xlink:href="https://en.wikipedia.org/wiki/Soul_Track_Mind" text:style-name="Internet_20_link" text:visited-style-name="Visited_20_Internet_20_Link">Soul Track Mind</text:a> </text:p>
        </text:list-item>
        <text:list-item>
          <text:p text:style-name="P5"><text:a xlink:type="simple" xlink:href="https://en.wikipedia.org/wiki/Soulhat" text:style-name="Internet_20_link" text:visited-style-name="Visited_20_Internet_20_Link">Soulhat</text:a> </text:p>
        </text:list-item>
        <text:list-item>
          <text:p text:style-name="P5"><text:a xlink:type="simple" xlink:href="https://en.wikipedia.org/wiki/Spoon_%28band%29" text:style-name="Internet_20_link" text:visited-style-name="Visited_20_Internet_20_Link">Spoon</text:a> </text:p>
        </text:list-item>
        <text:list-item>
          <text:p text:style-name="P5"><text:a xlink:type="simple" xlink:href="https://en.wikipedia.org/wiki/Stars_of_the_Lid" text:style-name="Internet_20_link" text:visited-style-name="Visited_20_Internet_20_Link">Stars of the Lid</text:a> </text:p>
        </text:list-item>
        <text:list-item>
          <text:p text:style-name="P5"><text:a xlink:type="simple" xlink:href="https://en.wikipedia.org/wiki/Storyville_%28band%29" text:style-name="Internet_20_link" text:visited-style-name="Visited_20_Internet_20_Link">Storyville</text:a> </text:p>
        </text:list-item>
        <text:list-item>
          <text:p text:style-name="P5"><text:a xlink:type="simple" xlink:href="https://en.wikipedia.org/wiki/Sunny_Sweeney" text:style-name="Internet_20_link" text:visited-style-name="Visited_20_Internet_20_Link">Sunny Sweeney</text:a> </text:p>
        </text:list-item>
        <text:list-item>
          <text:p text:style-name="P5"><text:a xlink:type="simple" xlink:href="https://en.wikipedia.org/wiki/The_Sword_%28band%29" text:style-name="Internet_20_link" text:visited-style-name="Visited_20_Internet_20_Link">The Sword</text:a> </text:p>
        </text:list-item>
        <text:list-item>
          <text:p text:style-name="P5"><text:a xlink:type="simple" xlink:href="https://en.wikipedia.org/wiki/Owen_Temple" text:style-name="Internet_20_link" text:visited-style-name="Visited_20_Internet_20_Link">Owen Temple</text:a> </text:p>
        </text:list-item>
        <text:list-item>
          <text:p text:style-name="P5"><text:a xlink:type="simple" xlink:href="https://en.wikipedia.org/wiki/Rick_Trevino" text:style-name="Internet_20_link" text:visited-style-name="Visited_20_Internet_20_Link">Rick Trevino</text:a> </text:p>
        </text:list-item>
        <text:list-item>
          <text:p text:style-name="P5"><text:a xlink:type="simple" xlink:href="https://en.wikipedia.org/wiki/Underwood" text:style-name="Internet_20_link" text:visited-style-name="Visited_20_Internet_20_Link">Underwood</text:a> </text:p>
        </text:list-item>
        <text:list-item>
          <text:p text:style-name="P5"><text:a xlink:type="simple" xlink:href="https://en.wikipedia.org/wiki/Kathy_Valentine" text:style-name="Internet_20_link" text:visited-style-name="Visited_20_Internet_20_Link">Kathy Valentine</text:a> </text:p>
        </text:list-item>
        <text:list-item>
          <text:p text:style-name="P5"><text:soft-page-break/><text:a xlink:type="simple" xlink:href="https://en.wikipedia.org/wiki/Vallejo_%28band%29" text:style-name="Internet_20_link" text:visited-style-name="Visited_20_Internet_20_Link">Vallejo</text:a> </text:p>
        </text:list-item>
        <text:list-item>
          <text:p text:style-name="P5"><text:a xlink:type="simple" xlink:href="https://en.wikipedia.org/wiki/Jimmie_Vaughan" text:style-name="Internet_20_link" text:visited-style-name="Visited_20_Internet_20_Link">Jimmie Vaughan</text:a> </text:p>
        </text:list-item>
        <text:list-item>
          <text:p text:style-name="P5"><text:a xlink:type="simple" xlink:href="https://en.wikipedia.org/wiki/Patricia_Vonne" text:style-name="Internet_20_link" text:visited-style-name="Visited_20_Internet_20_Link">Patricia Vonne</text:a> </text:p>
        </text:list-item>
        <text:list-item>
          <text:p text:style-name="P5"><text:a xlink:type="simple" xlink:href="https://en.wikipedia.org/wiki/Voxtrot" text:style-name="Internet_20_link" text:visited-style-name="Visited_20_Internet_20_Link">Voxtrot</text:a> </text:p>
        </text:list-item>
        <text:list-item>
          <text:p text:style-name="P5"><text:a xlink:type="simple" xlink:href="https://en.wikipedia.org/wiki/Jerry_Jeff_Walker" text:style-name="Internet_20_link" text:visited-style-name="Visited_20_Internet_20_Link">Jerry Jeff Walker</text:a> </text:p>
        </text:list-item>
        <text:list-item>
          <text:p text:style-name="P5"><text:a xlink:type="simple" xlink:href="https://en.wikipedia.org/wiki/Tank_Washington" text:style-name="Internet_20_link" text:visited-style-name="Visited_20_Internet_20_Link">Tank Washington</text:a> </text:p>
        </text:list-item>
        <text:list-item>
          <text:p text:style-name="P5"><text:a xlink:type="simple" xlink:href="https://en.wikipedia.org/wiki/Watchtower_%28band%29" text:style-name="Internet_20_link" text:visited-style-name="Visited_20_Internet_20_Link">Watchtower</text:a> </text:p>
        </text:list-item>
        <text:list-item>
          <text:p text:style-name="P5"><text:a xlink:type="simple" xlink:href="https://en.wikipedia.org/wiki/Dale_Watson_%28singer%29" text:style-name="Internet_20_link" text:visited-style-name="Visited_20_Internet_20_Link">Dale Watson</text:a> </text:p>
        </text:list-item>
        <text:list-item>
          <text:p text:style-name="P5"><text:a xlink:type="simple" xlink:href="https://en.wikipedia.org/wiki/What_Made_Milwaukee_Famous_%28band%29" text:style-name="Internet_20_link" text:visited-style-name="Visited_20_Internet_20_Link">What Made Milwaukee Famous</text:a> </text:p>
        </text:list-item>
        <text:list-item>
          <text:p text:style-name="P5"><text:a xlink:type="simple" xlink:href="https://en.wikipedia.org/wiki/White_Denim" text:style-name="Internet_20_link" text:visited-style-name="Visited_20_Internet_20_Link">White Denim</text:a> </text:p>
        </text:list-item>
        <text:list-item>
          <text:p text:style-name="P5"><text:a xlink:type="simple" xlink:href="https://en.wikipedia.org/wiki/White_Ghost_Shivers" text:style-name="Internet_20_link" text:visited-style-name="Visited_20_Internet_20_Link">White Ghost Shivers</text:a> </text:p>
        </text:list-item>
        <text:list-item>
          <text:p text:style-name="P5"><text:a xlink:type="simple" xlink:href="https://en.wikipedia.org/wiki/Bobby_Whitlock" text:style-name="Internet_20_link" text:visited-style-name="Visited_20_Internet_20_Link">Bobby Whitlock</text:a> </text:p>
        </text:list-item>
        <text:list-item>
          <text:p text:style-name="P5"><text:a xlink:type="simple" xlink:href="https://en.wikipedia.org/wiki/Kelly_Willis" text:style-name="Internet_20_link" text:visited-style-name="Visited_20_Internet_20_Link">Kelly Willis</text:a> </text:p>
        </text:list-item>
        <text:list-item>
          <text:p text:style-name="P5"><text:a xlink:type="simple" xlink:href="https://en.wikipedia.org/wiki/Wiretree" text:style-name="Internet_20_link" text:visited-style-name="Visited_20_Internet_20_Link">Wiretree</text:a> </text:p>
        </text:list-item>
        <text:list-item>
          <text:p text:style-name="P1"><text:a xlink:type="simple" xlink:href="https://en.wikipedia.org/wiki/The_Yuppie_Pricks" text:style-name="Internet_20_link" text:visited-style-name="Visited_20_Internet_20_Link">The Yuppie Pricks</text:a> </text:p>
        </text:list-item>
      </text:list>
      <text:p text:style-name="P4"/>
      <text:p text:style-name="Text_20_body">Musicians who previously contributed to the Austin music scene (including those who died, have broken up, or moved from the city):</text:p>
      <text:list xml:id="list4396380179522797829" text:style-name="L2">
        <text:list-item>
          <text:p text:style-name="P6"><text:a xlink:type="simple" xlink:href="https://en.wikipedia.org/wiki/13th_Floor_Elevators" text:style-name="Internet_20_link" text:visited-style-name="Visited_20_Internet_20_Link">13th Floor Elevators</text:a> </text:p>
        </text:list-item>
        <text:list-item>
          <text:p text:style-name="P6"><text:a xlink:type="simple" xlink:href="https://en.wikipedia.org/wiki/Angela_Strehli" text:style-name="Internet_20_link" text:visited-style-name="Visited_20_Internet_20_Link">Angela Strehli</text:a> </text:p>
        </text:list-item>
        <text:list-item>
          <text:p text:style-name="P6"><text:a xlink:type="simple" xlink:href="https://en.wikipedia.org/wiki/Bad_Livers" text:style-name="Internet_20_link" text:visited-style-name="Visited_20_Internet_20_Link">Bad Livers</text:a> </text:p>
        </text:list-item>
        <text:list-item>
          <text:p text:style-name="P6"><text:a xlink:type="simple" xlink:href="https://en.wikipedia.org/w/index.php?title=Bouffant_Jellyfish&amp;action=edit&amp;redlink=1" text:style-name="Internet_20_link" text:visited-style-name="Visited_20_Internet_20_Link">Bouffant Jellyfish</text:a> </text:p>
        </text:list-item>
        <text:list-item>
          <text:p text:style-name="P6"><text:a xlink:type="simple" xlink:href="https://en.wikipedia.org/w/index.php?title=Davíd_Garza_and_the_Lovebeads&amp;action=edit&amp;redlink=1" text:style-name="Internet_20_link" text:visited-style-name="Visited_20_Internet_20_Link">Davíd Garza and the Lovebeads</text:a> </text:p>
        </text:list-item>
        <text:list-item>
          <text:p text:style-name="P6"><text:a xlink:type="simple" xlink:href="https://en.wikipedia.org/wiki/Dynamite_Hack" text:style-name="Internet_20_link" text:visited-style-name="Visited_20_Internet_20_Link">Dynamite Hack</text:a> </text:p>
        </text:list-item>
        <text:list-item>
          <text:p text:style-name="P6"><text:a xlink:type="simple" xlink:href="https://en.wikipedia.org/wiki/Experimental_Aircraft" text:style-name="Internet_20_link" text:visited-style-name="Visited_20_Internet_20_Link">Experimental Aircraft</text:a> </text:p>
        </text:list-item>
        <text:list-item>
          <text:p text:style-name="P6"><text:a xlink:type="simple" xlink:href="https://en.wikipedia.org/wiki/Gals_Panic_%28band%29" text:style-name="Internet_20_link" text:visited-style-name="Visited_20_Internet_20_Link">Gal's Panic</text:a> </text:p>
        </text:list-item>
        <text:list-item>
          <text:p text:style-name="P6"><text:a xlink:type="simple" xlink:href="https://en.wikipedia.org/wiki/Glass_Eye_%28band%29" text:style-name="Internet_20_link" text:visited-style-name="Visited_20_Internet_20_Link">Glass Eye</text:a> </text:p>
        </text:list-item>
        <text:list-item>
          <text:p text:style-name="P6"><text:a xlink:type="simple" xlink:href="https://en.wikipedia.org/w/index.php?title=House_in_Orbit&amp;action=edit&amp;redlink=1" text:style-name="Internet_20_link" text:visited-style-name="Visited_20_Internet_20_Link">House in Orbit</text:a> </text:p>
        </text:list-item>
        <text:list-item>
          <text:p text:style-name="P6"><text:a xlink:type="simple" xlink:href="https://en.wikipedia.org/wiki/Kellye_Gray" text:style-name="Internet_20_link" text:visited-style-name="Visited_20_Internet_20_Link">Kellye Gray</text:a> </text:p>
        </text:list-item>
        <text:list-item>
          <text:p text:style-name="P6"><text:a xlink:type="simple" xlink:href="https://en.wikipedia.org/wiki/Greezy_Wheels" text:style-name="Internet_20_link" text:visited-style-name="Visited_20_Internet_20_Link">Greezy Wheels</text:a> </text:p>
        </text:list-item>
        <text:list-item>
          <text:p text:style-name="P6"><text:a xlink:type="simple" xlink:href="https://en.wikipedia.org/wiki/Nanci_Griffith" text:style-name="Internet_20_link" text:visited-style-name="Visited_20_Internet_20_Link">Nanci Griffith</text:a> </text:p>
        </text:list-item>
        <text:list-item>
          <text:p text:style-name="P6"><text:a xlink:type="simple" xlink:href="https://en.wikipedia.org/wiki/Marc_Gunn" text:style-name="Internet_20_link" text:visited-style-name="Visited_20_Internet_20_Link">Marc Gunn</text:a> </text:p>
        </text:list-item>
        <text:list-item>
          <text:p text:style-name="P6"><text:a xlink:type="simple" xlink:href="https://en.wikipedia.org/wiki/The_Impossibles_%28American_band%29" text:style-name="Internet_20_link" text:visited-style-name="Visited_20_Internet_20_Link">The Impossibles</text:a> </text:p>
        </text:list-item>
        <text:list-item>
          <text:p text:style-name="P6"><text:a xlink:type="simple" xlink:href="https://en.wikipedia.org/w/index.php?title=Donald_%22Duck%22_Jennings&amp;action=edit&amp;redlink=1" text:style-name="Internet_20_link" text:visited-style-name="Visited_20_Internet_20_Link">Donald "Duck" Jennings</text:a><text:bookmark text:name="cite_ref-18"/><text:a xlink:type="simple" xlink:href="https://en.wikipedia.org/wiki/Music_of_Austin,_Texas#cite_note-18" text:style-name="Internet_20_link" text:visited-style-name="Visited_20_Internet_20_Link">[18]</text:a> </text:p>
        </text:list-item>
        <text:list-item>
          <text:p text:style-name="P6"><text:a xlink:type="simple" xlink:href="https://en.wikipedia.org/wiki/Daniel_Johnston" text:style-name="Internet_20_link" text:visited-style-name="Visited_20_Internet_20_Link">Daniel Johnston</text:a> </text:p>
        </text:list-item>
        <text:list-item>
          <text:p text:style-name="P6"><text:a xlink:type="simple" xlink:href="https://en.wikipedia.org/wiki/Kydd_%28rapper%29" text:style-name="Internet_20_link" text:visited-style-name="Visited_20_Internet_20_Link">Kydd</text:a> </text:p>
        </text:list-item>
        <text:list-item>
          <text:p text:style-name="P6"><text:a xlink:type="simple" xlink:href="https://en.wikipedia.org/wiki/Poi_Dog_Pondering" text:style-name="Internet_20_link" text:visited-style-name="Visited_20_Internet_20_Link">Poi Dog Pondering</text:a> </text:p>
        </text:list-item>
        <text:list-item>
          <text:p text:style-name="P6"><text:soft-page-break/><text:a xlink:type="simple" xlink:href="https://en.wikipedia.org/wiki/Charlie_Robison" text:style-name="Internet_20_link" text:visited-style-name="Visited_20_Internet_20_Link">Charlie Robison</text:a> </text:p>
        </text:list-item>
        <text:list-item>
          <text:p text:style-name="P6"><text:a xlink:type="simple" xlink:href="https://en.wikipedia.org/w/index.php?title=Joe_Rockhead&amp;action=edit&amp;redlink=1" text:style-name="Internet_20_link" text:visited-style-name="Visited_20_Internet_20_Link">Joe Rockhead</text:a> </text:p>
        </text:list-item>
        <text:list-item>
          <text:p text:style-name="P6"><text:a xlink:type="simple" xlink:href="https://en.wikipedia.org/wiki/Scratch_Acid" text:style-name="Internet_20_link" text:visited-style-name="Visited_20_Internet_20_Link">Scratch Acid</text:a> </text:p>
        </text:list-item>
        <text:list-item>
          <text:p text:style-name="P6"><text:a xlink:type="simple" xlink:href="https://en.wikipedia.org/wiki/Sound_Team" text:style-name="Internet_20_link" text:visited-style-name="Visited_20_Internet_20_Link">Sound Team</text:a> </text:p>
        </text:list-item>
        <text:list-item>
          <text:p text:style-name="P6"><text:a xlink:type="simple" xlink:href="https://en.wikipedia.org/wiki/Shoulders_%28band%29" text:style-name="Internet_20_link" text:visited-style-name="Visited_20_Internet_20_Link">Shoulders</text:a> </text:p>
        </text:list-item>
        <text:list-item>
          <text:p text:style-name="P6"><text:a xlink:type="simple" xlink:href="https://en.wikipedia.org/wiki/The_Sword" text:style-name="Internet_20_link" text:visited-style-name="Visited_20_Internet_20_Link">The Sword</text:a> </text:p>
        </text:list-item>
        <text:list-item>
          <text:p text:style-name="P6"><text:a xlink:type="simple" xlink:href="https://en.wikipedia.org/wiki/Twang_Twang_Shock-A-Boom" text:style-name="Internet_20_link" text:visited-style-name="Visited_20_Internet_20_Link">Twang Twang Shock-A-Boom</text:a> </text:p>
        </text:list-item>
        <text:list-item>
          <text:p text:style-name="P6"><text:a xlink:type="simple" xlink:href="https://en.wikipedia.org/wiki/Two_Nice_Girls" text:style-name="Internet_20_link" text:visited-style-name="Visited_20_Internet_20_Link">Two Nice Girls</text:a> </text:p>
        </text:list-item>
        <text:list-item>
          <text:p text:style-name="P6"><text:a xlink:type="simple" xlink:href="https://en.wikipedia.org/wiki/Uncle_Walt%27s_Band" text:style-name="Internet_20_link" text:visited-style-name="Visited_20_Internet_20_Link">Uncle Walt's Band</text:a> </text:p>
        </text:list-item>
        <text:list-item>
          <text:p text:style-name="P6"><text:a xlink:type="simple" xlink:href="https://en.wikipedia.org/wiki/Union_Jack_and_the_Megatones" text:style-name="Internet_20_link" text:visited-style-name="Visited_20_Internet_20_Link">Union Jack and the Megatones</text:a> </text:p>
        </text:list-item>
        <text:list-item>
          <text:p text:style-name="P6"><text:a xlink:type="simple" xlink:href="https://en.wikipedia.org/wiki/Unloco" text:style-name="Internet_20_link" text:visited-style-name="Visited_20_Internet_20_Link">Unloco</text:a> </text:p>
        </text:list-item>
        <text:list-item>
          <text:p text:style-name="P6"><text:a xlink:type="simple" xlink:href="https://en.wikipedia.org/wiki/Volcano,_I%27m_Still_Excited%21%21" text:style-name="Internet_20_link" text:visited-style-name="Visited_20_Internet_20_Link">Volcano, I'm Still Excited!!</text:a> </text:p>
        </text:list-item>
        <text:list-item>
          <text:p text:style-name="P6"><text:a xlink:type="simple" xlink:href="https://en.wikipedia.org/wiki/Western_Keys" text:style-name="Internet_20_link" text:visited-style-name="Visited_20_Internet_20_Link">Western Keys</text:a> </text:p>
        </text:list-item>
        <text:list-item>
          <text:p text:style-name="P6"><text:a xlink:type="simple" xlink:href="https://en.wikipedia.org/wiki/Wideawake" text:style-name="Internet_20_link" text:visited-style-name="Visited_20_Internet_20_Link">Wideawake</text:a> </text:p>
        </text:list-item>
        <text:list-item>
          <text:p text:style-name="P6"><text:a xlink:type="simple" xlink:href="https://en.wikipedia.org/wiki/Lucinda_Williams" text:style-name="Internet_20_link" text:visited-style-name="Visited_20_Internet_20_Link">Lucinda Williams</text:a> </text:p>
        </text:list-item>
        <text:list-item>
          <text:p text:style-name="P6"><text:a xlink:type="simple" xlink:href="https://en.wikipedia.org/w/index.php?title=Zykos&amp;action=edit&amp;redlink=1" text:style-name="Internet_20_link" text:visited-style-name="Visited_20_Internet_20_Link">Zykos</text:a> </text:p>
        </text:list-item>
        <text:list-item>
          <text:p text:style-name="P2"><text:a xlink:type="simple" xlink:href="https://en.wikipedia.org/wiki/3D_Friends" text:style-name="Internet_20_link" text:visited-style-name="Visited_20_Internet_20_Link">3D Friends</text:a> </text:p>
        </text:list-item>
      </text:list>
      <text:p text:style-name="Text_20_body">Deceased Austin musicians include:</text:p>
      <text:list xml:id="list1079020560160486288" text:style-name="L3">
        <text:list-item>
          <text:p text:style-name="P7"><text:a xlink:type="simple" xlink:href="https://en.wikipedia.org/wiki/Stephen_Bruton" text:style-name="Internet_20_link" text:visited-style-name="Visited_20_Internet_20_Link">Stephen Bruton</text:a> </text:p>
        </text:list-item>
        <text:list-item>
          <text:p text:style-name="P7"><text:a xlink:type="simple" xlink:href="https://en.wikipedia.org/wiki/Janis_Joplin" text:style-name="Internet_20_link" text:visited-style-name="Visited_20_Internet_20_Link">Janis Joplin</text:a> </text:p>
        </text:list-item>
        <text:list-item>
          <text:p text:style-name="P7"><text:a xlink:type="simple" xlink:href="https://en.wikipedia.org/wiki/Doug_Sahm" text:style-name="Internet_20_link" text:visited-style-name="Visited_20_Internet_20_Link">Doug Sahm</text:a> </text:p>
        </text:list-item>
        <text:list-item>
          <text:p text:style-name="P7"><text:a xlink:type="simple" xlink:href="https://en.wikipedia.org/wiki/Randy_Turner" text:style-name="Internet_20_link" text:visited-style-name="Visited_20_Internet_20_Link">Randy Turner</text:a> AKA Biscuit </text:p>
        </text:list-item>
        <text:list-item>
          <text:p text:style-name="P7"><text:a xlink:type="simple" xlink:href="https://en.wikipedia.org/wiki/Stevie_Ray_Vaughan" text:style-name="Internet_20_link" text:visited-style-name="Visited_20_Internet_20_Link">Stevie Ray Vaughan</text:a> </text:p>
        </text:list-item>
        <text:list-item>
          <text:p text:style-name="P7"><text:a xlink:type="simple" xlink:href="https://en.wikipedia.org/wiki/Calvin_Russell_%28musician%29" text:style-name="Internet_20_link" text:visited-style-name="Visited_20_Internet_20_Link">Calvin Russell</text:a> </text:p>
        </text:list-item>
        <text:list-item>
          <text:p text:style-name="P7"><text:a xlink:type="simple" xlink:href="https://en.wikipedia.org/wiki/Don_Walser" text:style-name="Internet_20_link" text:visited-style-name="Visited_20_Internet_20_Link">Don Walser</text:a> </text:p>
        </text:list-item>
        <text:list-item>
          <text:p text:style-name="P7"><text:a xlink:type="simple" xlink:href="https://en.wikipedia.org/wiki/Gene_Ramey" text:style-name="Internet_20_link" text:visited-style-name="Visited_20_Internet_20_Link">Gene Ramey</text:a> </text:p>
        </text:list-item>
        <text:list-item>
          <text:p text:style-name="P7"><text:a xlink:type="simple" xlink:href="https://en.wikipedia.org/wiki/Pee_Wee_Crayton" text:style-name="Internet_20_link" text:visited-style-name="Visited_20_Internet_20_Link">Pee Wee Crayton</text:a> </text:p>
        </text:list-item>
        <text:list-item>
          <text:p text:style-name="P7"><text:a xlink:type="simple" xlink:href="https://en.wikipedia.org/wiki/Teddy_Wilson" text:style-name="Internet_20_link" text:visited-style-name="Visited_20_Internet_20_Link">Teddy Wilson</text:a> </text:p>
        </text:list-item>
        <text:list-item>
          <text:p text:style-name="P7"><text:a xlink:type="simple" xlink:href="https://en.wikipedia.org/wiki/Robert_Shaw_%28blues_musician%29" text:style-name="Internet_20_link" text:visited-style-name="Visited_20_Internet_20_Link">Robert Shaw</text:a> </text:p>
        </text:list-item>
        <text:list-item>
          <text:p text:style-name="P7"><text:a xlink:type="simple" xlink:href="https://en.wikipedia.org/wiki/Keith_Ferguson_%28musician%29" text:style-name="Internet_20_link" text:visited-style-name="Visited_20_Internet_20_Link">Keith Ferguson</text:a> </text:p>
        </text:list-item>
        <text:list-item>
          <text:p text:style-name="P7"><text:a xlink:type="simple" xlink:href="https://en.wikipedia.org/wiki/Bill_Neely" text:style-name="Internet_20_link" text:visited-style-name="Visited_20_Internet_20_Link">Bill Neely</text:a> </text:p>
        </text:list-item>
        <text:list-item>
          <text:p text:style-name="P7"><text:a xlink:type="simple" xlink:href="https://en.wikipedia.org/wiki/Roosevelt_Williams" text:style-name="Internet_20_link" text:visited-style-name="Visited_20_Internet_20_Link">Grey Ghost</text:a> </text:p>
        </text:list-item>
        <text:list-item>
          <text:p text:style-name="P7"><text:a xlink:type="simple" xlink:href="https://en.wikipedia.org/wiki/Blaze_Foley" text:style-name="Internet_20_link" text:visited-style-name="Visited_20_Internet_20_Link">Blaze Foley</text:a> </text:p>
        </text:list-item>
        <text:list-item>
          <text:p text:style-name="P7"><text:a xlink:type="simple" xlink:href="https://en.wikipedia.org/wiki/Townes_Van_Zandt" text:style-name="Internet_20_link" text:visited-style-name="Visited_20_Internet_20_Link">Townes Van Zandt</text:a> </text:p>
        </text:list-item>
        <text:list-item>
          <text:p text:style-name="P7"><text:a xlink:type="simple" xlink:href="https://en.wikipedia.org/wiki/Doyle_Bramhall" text:style-name="Internet_20_link" text:visited-style-name="Visited_20_Internet_20_Link">Doyle Bramhall</text:a> </text:p>
        </text:list-item>
        <text:list-item>
          <text:p text:style-name="P7"><text:a xlink:type="simple" xlink:href="https://en.wikipedia.org/wiki/Bobby_Doyle_%28jazz_vocalist%29" text:style-name="Internet_20_link" text:visited-style-name="Visited_20_Internet_20_Link">Bobby Doyle</text:a> </text:p>
        </text:list-item>
        <text:list-item>
          <text:p text:style-name="P7"><text:a xlink:type="simple" xlink:href="https://en.wikipedia.org/wiki/Walter_Hyatt" text:style-name="Internet_20_link" text:visited-style-name="Visited_20_Internet_20_Link">Walter Hyatt</text:a> </text:p>
        </text:list-item>
        <text:list-item>
          <text:p text:style-name="P7"><text:soft-page-break/><text:a xlink:type="simple" xlink:href="https://en.wikipedia.org/wiki/Rusty_Wier" text:style-name="Internet_20_link" text:visited-style-name="Visited_20_Internet_20_Link">Rusty Wier</text:a> </text:p>
        </text:list-item>
        <text:list-item>
          <text:p text:style-name="P7"><text:a xlink:type="simple" xlink:href="https://en.wikipedia.org/wiki/Ian_McLagan" text:style-name="Internet_20_link" text:visited-style-name="Visited_20_Internet_20_Link">Ian McLagan</text:a> </text:p>
        </text:list-item>
        <text:list-item>
          <text:p text:style-name="P7"><text:a xlink:type="simple" xlink:href="https://en.wikipedia.org/wiki/Jesse_Taylor" text:style-name="Internet_20_link" text:visited-style-name="Visited_20_Internet_20_Link">Jesse Taylor</text:a> </text:p>
        </text:list-item>
        <text:list-item>
          <text:p text:style-name="P7"><text:a xlink:type="simple" xlink:href="https://en.wikipedia.org/wiki/Pinetop_Perkins" text:style-name="Internet_20_link" text:visited-style-name="Visited_20_Internet_20_Link">Pinetop Perkins</text:a> </text:p>
        </text:list-item>
        <text:list-item>
          <text:p text:style-name="P7"><text:a xlink:type="simple" xlink:href="https://en.wikipedia.org/wiki/Gary_Primich" text:style-name="Internet_20_link" text:visited-style-name="Visited_20_Internet_20_Link">Gary Primich</text:a> </text:p>
        </text:list-item>
        <text:list-item>
          <text:p text:style-name="P7"><text:a xlink:type="simple" xlink:href="https://en.wikipedia.org/wiki/Nick_Curran" text:style-name="Internet_20_link" text:visited-style-name="Visited_20_Internet_20_Link">Nick Curran</text:a> </text:p>
        </text:list-item>
        <text:list-item>
          <text:p text:style-name="P7"><text:a xlink:type="simple" xlink:href="https://en.wikipedia.org/wiki/Jody_Payne" text:style-name="Internet_20_link" text:visited-style-name="Visited_20_Internet_20_Link">Jody Payne</text:a> </text:p>
        </text:list-item>
        <text:list-item>
          <text:p text:style-name="P3"><text:a xlink:type="simple" xlink:href="https://en.wikipedia.org/wiki/Tony_Campise" text:style-name="Internet_20_link" text:visited-style-name="Visited_20_Internet_20_Link">Tony Campise</text:a> 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9T18:12:48.781636552</meta:creation-date>
    <dc:date>2017-03-19T18:13:37.087344122</dc:date>
    <meta:editing-duration>PT48S</meta:editing-duration>
    <meta:editing-cycles>1</meta:editing-cycles>
    <meta:document-statistic meta:table-count="0" meta:image-count="0" meta:object-count="0" meta:page-count="7" meta:paragraph-count="230" meta:word-count="763" meta:character-count="3745" meta:non-whitespace-character-count="3212"/>
    <meta:generator>LibreOffice/5.1.6.2$Linux_X86_64 LibreOffice_project/10m0$Build-2</meta:generator>
  </office:meta>
</office:document-meta>
</file>